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 draw:shadow="visible"/>
    </style:style>
    <style:style style:name="gr2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12cm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 fo:min-height="0cm" fo:min-width="0cm" draw:shadow="visible"/>
    </style:style>
    <style:style style:name="gr5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1cm" svg:stroke-color="#008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c0c0c0" draw:fill="solid" draw:fill-color="#cfe7f5" draw:textarea-horizontal-align="justify" draw:textarea-vertical-align="middle" draw:auto-grow-height="false" fo:min-height="0cm" fo:min-width="0cm" draw:shadow="visible"/>
    </style:style>
    <style:style style:name="gr8" style:family="graphic" style:parent-style-name="standard">
      <style:graphic-properties svg:stroke-color="#0000ff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ff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measurelines" svg:width="2.1cm" svg:height="5.162cm" svg:x="12.8cm" svg:y="6.438cm">
          <text:p text:style-name="P1">Mu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measurelines" svg:x1="11.4cm" svg:y1="7.013cm" svg:x2="12.8cm" svg:y2="7.013cm">
          <text:p/>
        </draw:line>
        <draw:line draw:style-name="gr2" draw:text-style-name="P1" draw:layer="measurelines" svg:x1="11.399cm" svg:y1="10.994cm" svg:x2="12.799cm" svg:y2="10.994cm">
          <text:p/>
        </draw:line>
        <draw:line draw:style-name="gr2" draw:text-style-name="P1" draw:layer="measurelines" svg:x1="14.899cm" svg:y1="9.019cm" svg:x2="16.6cm" svg:y2="9cm">
          <text:p/>
        </draw:line>
        <draw:frame draw:style-name="gr3" draw:layer="measurelines" svg:width="1.8cm" svg:height="1.062cm" svg:x="15.1cm" svg:y="7.838cm">
          <draw:text-box>
            <text:p>out</text:p>
          </draw:text-box>
        </draw:frame>
        <draw:line draw:style-name="gr2" draw:text-style-name="P1" draw:layer="layout" svg:x1="11.399cm" svg:y1="7.962cm" svg:x2="12.799cm" svg:y2="7.962cm">
          <text:p/>
        </draw:line>
        <draw:line draw:style-name="gr2" draw:text-style-name="P1" draw:layer="layout" svg:x1="11.398cm" svg:y1="9.011cm" svg:x2="12.798cm" svg:y2="9.011cm">
          <text:p/>
        </draw:line>
        <draw:line draw:style-name="gr2" draw:text-style-name="P1" draw:layer="layout" svg:x1="11.397cm" svg:y1="9.96cm" svg:x2="12.797cm" svg:y2="9.96cm">
          <text:p/>
        </draw:line>
        <draw:custom-shape draw:style-name="gr4" draw:text-style-name="P1" draw:layer="layout" svg:width="2cm" svg:height="2cm" svg:x="6cm" svg:y="5cm">
          <text:p text:style-name="P1">P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999cm" svg:y1="5.962cm" svg:x2="9.399cm" svg:y2="5.962cm">
          <text:p/>
        </draw:line>
        <draw:custom-shape draw:style-name="gr4" draw:text-style-name="P1" draw:layer="layout" svg:width="2cm" svg:height="2cm" svg:x="2.1cm" svg:y="7.999cm">
          <text:p text:style-name="P1">P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4.099cm" svg:y1="8.961cm" svg:x2="5.499cm" svg:y2="8.961cm">
          <text:p/>
        </draw:line>
        <draw:custom-shape draw:style-name="gr4" draw:text-style-name="P1" draw:layer="layout" svg:width="2cm" svg:height="2cm" svg:x="9.1cm" svg:y="7.998cm">
          <text:p text:style-name="P1">P5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2cm" svg:height="2cm" svg:x="8cm" svg:y="11.897cm">
          <text:p text:style-name="P1">P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9.999cm" svg:y1="12.859cm" svg:x2="11.399cm" svg:y2="12.859cm">
          <text:p/>
        </draw:line>
        <draw:custom-shape draw:style-name="gr4" draw:text-style-name="P1" draw:layer="layout" svg:width="2cm" svg:height="2cm" svg:x="4cm" svg:y="11.896cm">
          <text:p text:style-name="P1">P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5.999cm" svg:y1="12.858cm" svg:x2="7.399cm" svg:y2="12.858cm">
          <text:p/>
        </draw:line>
        <draw:line draw:style-name="gr5" draw:text-style-name="P1" draw:layer="layout" svg:x1="6.1cm" svg:y1="7cm" svg:x2="4.1cm" svg:y2="8.1cm">
          <text:p/>
        </draw:line>
        <draw:line draw:style-name="gr5" draw:text-style-name="P1" draw:layer="layout" svg:x1="3.2cm" svg:y1="10cm" svg:x2="4.2cm" svg:y2="12cm">
          <text:p/>
        </draw:line>
        <draw:line draw:style-name="gr5" draw:text-style-name="P1" draw:layer="layout" svg:x1="6cm" svg:y1="12.3cm" svg:x2="8.1cm" svg:y2="12.3cm">
          <text:p/>
        </draw:line>
        <draw:line draw:style-name="gr5" draw:text-style-name="P1" draw:layer="layout" svg:x1="9.8cm" svg:y1="12cm" svg:x2="10.5cm" svg:y2="10.1cm">
          <text:p/>
        </draw:line>
        <draw:line draw:style-name="gr5" draw:text-style-name="P1" draw:layer="layout" svg:x1="9.2cm" svg:y1="8.2cm" svg:x2="7.7cm" svg:y2="7.1cm">
          <text:p/>
        </draw:line>
        <draw:custom-shape draw:style-name="gr4" draw:text-style-name="P2" xml:id="id1" draw:id="id1" draw:layer="layout" svg:width="2.2cm" svg:height="2cm" svg:x="16.5cm" svg:y="8cm">
          <text:p text:style-name="P2"><text:span text:style-name="T1">Smalltal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svg:x1="18.7cm" svg:y1="9cm" svg:x2="14.975cm" svg:y2="17.957cm" draw:start-shape="id1" draw:start-glue-point="1" svg:d="m18700 9000h702v8957h-4427" svg:viewBox="0 0 4428 8958">
          <text:p/>
        </draw:connector>
        <draw:frame draw:style-name="gr3" draw:layer="layout" svg:width="2.7cm" svg:height="1.062cm" svg:x="15.8cm" svg:y="16.738cm">
          <draw:text-box>
            <text:p>stream</text:p>
          </draw:text-box>
        </draw:frame>
        <draw:custom-shape draw:style-name="gr7" draw:text-style-name="P1" draw:layer="layout" svg:width="7.8cm" svg:height="6cm" svg:x="7cm" svg:y="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5cm" svg:height="1.4cm" svg:x="12cm" svg:y="17.2cm">
          <text:p text:style-name="P3"><text:span text:style-name="T2">MuxRea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4" draw:layer="layout" svg:width="4.3cm" svg:height="4.3cm" svg:x="7.5cm" svg:y="15.9cm">
          <text:p text:style-name="P1"><text:span text:style-name="T3">Graphical view</text:span></text:p>
          <text:p text:style-name="P1"><text:span text:style-name="T3">animation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12.2cm" svg:y1="17.6cm" svg:x2="9.7cm" svg:y2="16.6cm">
          <text:p/>
        </draw:line>
        <draw:line draw:style-name="gr5" draw:text-style-name="P1" draw:layer="layout" svg:x1="12.2cm" svg:y1="18.4cm" svg:x2="10.6cm" svg:y2="19.3cm">
          <text:p/>
        </draw:line>
        <draw:custom-shape draw:style-name="gr9" draw:text-style-name="P1" draw:layer="layout" svg:width="0.7cm" svg:height="0.7cm" svg:x="8.9cm" svg:y="16.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9" draw:text-style-name="P1" draw:layer="layout" svg:width="0.7cm" svg:height="0.7cm" svg:x="9.8cm" svg:y="18.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rnard </meta:initial-creator>
    <meta:creation-date>2013-09-02T08:58:53</meta:creation-date>
    <dc:date>2013-10-18T17:43:57</dc:date>
    <meta:editing-duration>P0D</meta:editing-duration>
    <meta:editing-cycles>2</meta:editing-cycles>
    <meta:generator>LibreOffice/4.0.1.2$MacOSX_x86 LibreOffice_project/84102822e3d61eb989ddd325abf1ac077904985</meta:generator>
    <meta:document-statistic meta:object-count="32"/>
  </office:meta>
</office:document-meta>
</file>